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bottom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4207<text:s/></text:span><text:span text:style-name="T2_3">EDIT</text:span></text:p>
      <text:p text:style-name="P3"><text:span text:style-name="T3_1">Date</text:span><text:span text:style-name="T3_2">:<text:s/>2011-05-05</text:span></text:p>
      <text:p text:style-name="P4"><text:span text:style-name="T4_1">Time</text:span><text:span text:style-name="T4_2">:<text:s/>10:30<text:s/>-<text:s/>11:30</text:span></text:p>
      <text:p text:style-name="P5"><text:span text:style-name="T5_1">Facilitator</text:span><text:span text:style-name="T5_2">:<text:s/></text:span><text:span text:style-name="T5_3">Magnus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Discuss</text:span><text:span text:style-name="T8_2"><text:s/></text:span><text:span text:style-name="T8_3">recent</text:span><text:span text:style-name="T8_4"><text:s/></text:span><text:span text:style-name="T8_5">commits</text:span><text:span text:style-name="T8_6">.</text:span></text:p>
            </text:list-item>
          </text:list>
        </text:list-item>
        <text:list-item>
          <text:p text:style-name="P9"><text:span text:style-name="T9_1">Reports</text:span></text:p>
          <text:list>
            <text:list-item>
              <text:p text:style-name="P10"><text:span text:style-name="T10_1">Faster</text:span><text:span text:style-name="T10_2"><text:s/></text:span><text:span text:style-name="T10_3">preview</text:span><text:span text:style-name="T10_4"><text:s/></text:span><text:span text:style-name="T10_5">loading</text:span><text:span text:style-name="T10_6">.</text:span></text:p>
            </text:list-item>
            <text:list-item>
              <text:p text:style-name="P11"><text:span text:style-name="T11_1">Presetlist</text:span></text:p>
            </text:list-item>
          </text:list>
        </text:list-item>
        <text:list-item>
          <text:p text:style-name="P12"><text:span text:style-name="T12_1">Discussion</text:span><text:span text:style-name="T12_2"><text:s/></text:span><text:span text:style-name="T12_3">items</text:span></text:p>
          <text:list>
            <text:list-item>
              <text:p text:style-name="P13"><text:span text:style-name="T13_1">Dependencies</text:span><text:span text:style-name="T13_2"><text:s/></text:span></text:p>
            </text:list-item>
          </text:list>
        </text:list-item>
        <text:list-item>
          <text:p text:style-name="P14"><text:span text:style-name="T14_1">Outcomes</text:span><text:span text:style-name="T14_2"><text:s/></text:span><text:span text:style-name="T14_3">and</text:span><text:span text:style-name="T14_4"><text:s/></text:span><text:span text:style-name="T14_5">assignments</text:span></text:p>
          <text:list>
            <text:list-item>
              <text:p text:style-name="P15"><text:span text:style-name="T15_1">Dependencies</text:span><text:span text:style-name="T15_2"><text:s/></text:span><text:span text:style-name="T15_3">cycles</text:span><text:span text:style-name="T15_4"><text:s/></text:span><text:span text:style-name="T15_5">are</text:span><text:span text:style-name="T15_6"><text:s/></text:span><text:span text:style-name="T15_7">present</text:span><text:span text:style-name="T15_8"><text:s/></text:span><text:span text:style-name="T15_9">but</text:span><text:span text:style-name="T15_10"><text:s/></text:span><text:span text:style-name="T15_11">not</text:span><text:span text:style-name="T15_12"><text:s/></text:span><text:span text:style-name="T15_13">serious</text:span><text:span text:style-name="T15_14">.</text:span></text:p>
            </text:list-item>
          </text:list>
        </text:list-item>
        <text:list-item>
          <text:p text:style-name="P16"><text:span text:style-name="T16_1">Wrap</text:span><text:span text:style-name="T16_2"><text:s/></text:span><text:span text:style-name="T16_3">up</text:span></text:p>
          <text:list>
            <text:list-item>
              <text:p text:style-name="P17"><text:span text:style-name="T17_1">Next</text:span><text:span text:style-name="T17_2"><text:s/></text:span><text:span text:style-name="T17_3">meeting</text:span><text:span text:style-name="T17_4">:<text:s/></text:span><text:span text:style-name="T17_5">Tuesday</text:span><text:span text:style-name="T17_6"><text:s/>2011-05-10<text:s/>12:15-13:00</text:span></text:p>
            </text:list-item>
          </text:list>
          <text:list text:style-name="LS2" xml:id="list11">
            <text:list-item>
              <text:list>
                <text:list-item>
                  <text:p text:style-name="P18"><text:span text:style-name="T18_1">Review</text:span><text:span text:style-name="T18_2"><text:s/></text:span><text:span text:style-name="T18_3">of</text:span><text:span text:style-name="T18_4"><text:s/></text:span><text:span text:style-name="T18_5">complete</text:span><text:span text:style-name="T18_6"><text:s/></text:span><text:span text:style-name="T18_7">program</text:span><text:span text:style-name="T18_8">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